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fffff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k.eyJ1IjoieWluZ3poYW8iLCJhIjoiY2tyYXNsMm4wNGx1cDJ1dGZ1d3gwZzFmbCJ9.MjGSE33YSMYoaaWc-7yyc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09T11:33:36.597954873</meta:creation-date>
    <dc:date>2021-08-09T11:37:22.197762354</dc:date>
    <meta:editing-duration>PT3M46S</meta:editing-duration>
    <meta:editing-cycles>1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1" meta:word-count="1" meta:character-count="90" meta:non-whitespace-character-count="90"/>
  </office:meta>
</office:document-meta>
</file>